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3.85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9.684cm"/>
    </style:style>
    <style:style style:name="pr5" style:family="presentation" style:parent-style-name="Обычный-outline1">
      <style:graphic-properties fo:min-height="18.686cm"/>
    </style:style>
    <style:style style:name="pr6" style:family="presentation" style:parent-style-name="Обычный-outline1">
      <style:graphic-properties fo:min-height="17.773cm"/>
    </style:style>
    <style:style style:name="pr7" style:family="presentation" style:parent-style-name="Обычный-outline1">
      <style:graphic-properties fo:min-height="14.657cm"/>
    </style:style>
    <style:style style:name="pr8" style:family="presentation" style:parent-style-name="Обычный-outline1">
      <style:graphic-properties fo:min-height="18.723cm"/>
    </style:style>
    <style:style style:name="pr9" style:family="presentation" style:parent-style-name="Обычный-outline1">
      <style:graphic-properties fo:min-height="19.989cm"/>
    </style:style>
    <style:style style:name="pr10" style:family="presentation" style:parent-style-name="Обычный-outline1">
      <style:graphic-properties fo:min-height="17.457cm"/>
    </style:style>
    <style:style style:name="pr11" style:family="presentation" style:parent-style-name="Обычный-outline1">
      <style:graphic-properties fo:min-height="17.273cm"/>
    </style:style>
    <style:style style:name="pr12" style:family="presentation" style:parent-style-name="Default-title">
      <style:graphic-properties draw:auto-grow-height="true" fo:min-height="3.506cm"/>
    </style:style>
    <style:style style:name="pr13" style:family="presentation" style:parent-style-name="Default-outline1">
      <style:graphic-properties draw:auto-grow-height="true" fo:min-height="13.895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outline1">
      <style:graphic-properties fo:min-height="17.773cm"/>
    </style:style>
    <style:style style:name="pr16" style:family="presentation" style:parent-style-name="Default-outline1">
      <style:graphic-properties draw:auto-grow-height="true" fo:min-height="19.225cm"/>
    </style:style>
    <style:style style:name="pr17" style:family="presentation" style:parent-style-name="Default-outline1">
      <style:graphic-properties fo:min-height="17.427cm"/>
    </style:style>
    <style:style style:name="pr18" style:family="presentation" style:parent-style-name="Default-outline1">
      <style:graphic-properties fo:min-height="18.225cm"/>
    </style:style>
    <style:style style:name="pr19" style:family="presentation" style:parent-style-name="Default-outline1">
      <style:graphic-properties fo:min-height="17.273cm"/>
    </style:style>
    <style:style style:name="pr20" style:family="presentation" style:parent-style-name="Default-outline1">
      <style:graphic-properties fo:min-height="15.273cm"/>
    </style:style>
    <style:style style:name="pr21" style:family="presentation" style:parent-style-name="Default-title">
      <style:graphic-properties fo:min-height="3.506cm"/>
    </style:style>
    <style:style style:name="pr22" style:family="presentation" style:parent-style-name="Default-outline1">
      <style:graphic-properties fo:min-height="13.859cm"/>
    </style:style>
    <style:style style:name="pr23" style:family="presentation" style:parent-style-name="Default-outline1">
      <style:graphic-properties fo:min-height="18.273cm"/>
    </style:style>
    <style:style style:name="pr24" style:family="presentation" style:parent-style-name="Обычный-title">
      <style:graphic-properties fo:min-height="2.163cm"/>
    </style:style>
    <style:style style:name="pr25" style:family="presentation" style:parent-style-name="Обычный-outline1">
      <style:graphic-properties fo:min-height="16.921cm"/>
    </style:style>
    <style:style style:name="pr26" style:family="presentation" style:parent-style-name="Обычный-outline1">
      <style:graphic-properties fo:min-height="18.45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style:text-underline-style="none" fo:font-weight="bold" style:font-weight-asian="bold" style:font-weight-complex="bold"/>
    </style:style>
    <style:style style:name="P5" style:family="paragraph">
      <style:text-properties fo:font-size="28.1000003814697pt"/>
    </style:style>
    <style:style style:name="P6" style:family="paragraph">
      <style:text-properties fo:font-size="30pt" style:font-size-asian="30pt" style:font-size-complex="3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Функции для работы с датой и временем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>time()</text:span> возвращает текущую метку времени: количество секунд, прошедших с начала эпохи Unix (1.01.1970, 00:00:00 GMT) до текущего времени</text:p>
                <text:p><text:span text:style-name="T1">date ($format [, $timestamp]) </text:span><text:span text:style-name="T2">возвращает время, отформатированное в соответствии с </text:span><text:span text:style-name="T1">$format</text:span><text:span text:style-name="T2">, используя метку времени, заданную аргументом </text:span><text:span text:style-name="T1">$timestamp</text:span><text:span text:style-name="T2"> или текущее системное время, если </text:span><text:span text:style-name="T1">$timestamp</text:span><text:span text:style-name="T2"> не задан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7cm" svg:height="19.684cm" svg:x="0.5cm" svg:y="0.5cm" presentation:class="outline" presentation:user-transformed="true">
          <draw:text-box>
            <text:list text:style-name="L2">
              <text:list-header>
                <text:p>Некоторые возможные символы для форматирования даты и времени:</text:p>
                <text:p><text:span text:style-name="T1"/></text:p>
                <text:p><text:span text:style-name="T1">d</text:span><text:tab/>- день месяца, 2 цифры с ведущими нулями</text:p>
                <text:p><text:span text:style-name="T1">j</text:span><text:tab/>- день месяца без ведущих нулей</text:p>
                <text:p><text:span text:style-name="T1">m</text:span> - номер месяца с ведущими нулями</text:p>
                <text:p><text:span text:style-name="T1">n</text:span> - номер месяца без ведущих нулей</text:p>
                <text:p><text:span text:style-name="T1">Y</text:span> - номер года, 4 цифры</text:p>
                <text:p><text:span text:style-name="T1">y</text:span> - номер года, 2 цифры</text:p>
                <text:p><text:span text:style-name="T1">w</text:span> - порядковый номер дня недели (0 - вс … 6 - сб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5cm" svg:height="18.686cm" svg:x="1.5cm" svg:y="1cm" presentation:class="outline" presentation:user-transformed="true">
          <draw:text-box>
            <text:list text:style-name="L2">
              <text:list-header>
                <text:p><text:span text:style-name="T1">g </text:span>- часы в 12-часовом формате без ведущих нулей<text:tab/></text:p>
                <text:p><text:span text:style-name="T1">G </text:span>- часы в 24-часовом формате без ведущих нулей</text:p>
                <text:p><text:span text:style-name="T1">h </text:span>- часы в 12-часовом формате с ведущими нулями</text:p>
                <text:p><text:span text:style-name="T1">H </text:span>- часы в 24-часовом формате с ведущими нулями</text:p>
                <text:p><text:span text:style-name="T1">i </text:span>- минуты с ведущими нулями</text:p>
                <text:p><text:span text:style-name="T1">s</text:span> - секунды с ведущими нулями</text:p>
                <text:p/>
                <text:p>echo date('d.m.Y H:i:s'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6" draw:text-style-name="P1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1">mktime($hour, $minute, $second, $month, $day, $year , $is_let) </text:span></text:p>
                <text:p><text:span text:style-name="T2">возвращает метку времени Unix, соответствующую дате и времени, заданным аргументами, аргументы могут быть опущены в порядке справа налево.</text:span></text:p>
                <text:p><text:span text:style-name="T1">$is_let</text:span><text:span text:style-name="T2"> может быть установлен в 1, если заданной дате соответствует летнее время, 0 в противном случае, или -1 (значение по умолчанию), если неизвестно, действует ли летнее время на заданную дату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6" draw:text-style-name="P1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1">mktime </text:span><text:span text:style-name="T2">удобно использовать для выполнения арифметических операций с датами, так как она вычисляет верные значения при некорректных аргументах.</text:span></text:p>
                <text:p><text:span text:style-name="T2">echo date("d.m.Y", mktime(0, 0, 0, 12, 32, 2012));</text:span></text:p>
                <text:p><text:span text:style-name="T2">echo date("d.m.Y", mktime(0, 0, 0, 13, 1, 2012));</text:span></text:p>
                <text:p><text:span text:style-name="T2">В обоих случаях результат будет</text:span></text:p>
                <text:p><text:span text:style-name="T2">01.01.2013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ФУНКЦИИ ДЛЯ РАБОТЫ </text:span><text:span text:style-name="T1"><text:line-break/></text:span><text:span text:style-name="T1">СО СТРОКАМИ</text:span></text:p>
          </draw:text-box>
        </draw:frame>
        <draw:frame presentation:style-name="pr7" draw:text-style-name="P1" draw:layer="layout" svg:width="25.199cm" svg:height="14.657cm" svg:x="1.4cm" svg:y="4.914cm" presentation:class="outline" presentation:user-transformed="true">
          <draw:text-box>
            <text:list text:style-name="L2">
              <text:list-header>
                <text:p><text:span text:style-name="T1">strlen($str)</text:span><text:span text:style-name="T2"> - вычисляет длину строки</text:span></text:p>
                <text:p><text:span text:style-name="T1">strtolower($str)</text:span><text:span text:style-name="T2"> - преобразует строку в нижний регистр</text:span></text:p>
                <text:p><text:span text:style-name="T1">strtoupper($str)</text:span><text:span text:style-name="T2"> - преобразует строку в верхний регистр</text:span></text:p>
                <text:p><text:span text:style-name="T1">trim($str)</text:span><text:span text:style-name="T2"> - удаляет с начала и в конце строки пробелы, символы переноса строк, символы табуляции</text:span></text:p>
                <text:p><text:span text:style-name="T1">strip_tags($str)</text:span><text:span text:style-name="T2"> - удаляет HTML и PHP тэги из строки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6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/>
                <text:p><text:span text:style-name="T1">strpos($where, $what, [$offset])</text:span> возвращает позицию первого вхождения подстроки <text:span text:style-name="T1">$what</text:span> в строку <text:span text:style-name="T1">$where</text:span>. Необязательный аргумент <text:span text:style-name="T1">$offset</text:span> позволяет указать, с какого по счету символа начинать поиск</text:p>
                <text:p><text:span text:style-name="T1">stripos($where, $what [, $offset]) </text:span><text:span text:style-name="T2">- регистро-независимый вариант </text:span><text:span text:style-name="T1">strpo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6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1">substr($str, $start [, $length])</text:span> возвращает подстроку строки <text:span text:style-name="T1">$str</text:span> длиной <text:span text:style-name="T1">$length</text:span>, начинающегося с <text:span text:style-name="T1">$start</text:span> символа по счету.</text:p>
                <text:p>Если <text:span text:style-name="T1">$start</text:span> неотрицателен, возвращаемая подстрока начинается в позиции <text:span text:style-name="T1">$start</text:span> от начала строки, считая от нуля. Если <text:span text:style-name="T1">$start</text:span> отрицательный, возвращаемая подстрока начинается с <text:span text:style-name="T1">$start</text:span> символа с конца строки <text:span text:style-name="T1">$str</text:span>.</text:p>
                <text:p>Если <text:span text:style-name="T1">$length</text:span> отрицательный, то будет отброшено указанное этим аргументом число символов с конца строки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8" draw:layer="layout" svg:width="25cm" svg:height="18.723cm" svg:x="2cm" svg:y="0.5cm" presentation:class="outline" presentation:user-transformed="true">
          <draw:text-box>
            <text:list text:style-name="L2">
              <text:list-header>
                <text:p><text:span text:style-name="T1">substr_replace($where, $what, $start [, $length])</text:span> заменяет часть строки <text:span text:style-name="T1">$where</text:span> начинающуюся с символа с порядковым номером <text:span text:style-name="T1">$start</text:span> и длиной <text:span text:style-name="T1">$length</text:span> строкой <text:span text:style-name="T1">$what</text:span> и возвращает результат. </text:p>
                <text:p>Если <text:span text:style-name="T1">$start</text:span> меньше 0, замена начинается с символа с порядковым номером <text:span text:style-name="T1">$start</text:span>, считая от конца строки.</text:p>
                <text:p>Если <text:span text:style-name="T1">$length</text:span> больше 0, то он определяет длину заменяемой подстроки. Если <text:span text:style-name="T1">$length</text:span> меньше 0, он определяет количество символов от конца строки, на котором заканчивается замена. По умолчанию - замена до конца строки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9" draw:text-style-name="P1" draw:layer="layout" svg:width="25.199cm" svg:height="19.989cm" svg:x="1.301cm" svg:y="0.509cm" presentation:class="outline" presentation:user-transformed="true">
          <draw:text-box>
            <text:list text:style-name="L2">
              <text:list-header>
                <text:p><text:span text:style-name="T1">str_replace( $search, $replace, $where) </text:span><text:span text:style-name="T2">возвращает строку или массив </text:span><text:span text:style-name="T1">$where</text:span><text:span text:style-name="T2">, в котором все вхождения </text:span><text:span text:style-name="T1">$search</text:span><text:span text:style-name="T2"> заменены на </text:span><text:span text:style-name="T1"><text:s/>$replace</text:span><text:span text:style-name="T2">.</text:span></text:p>
                <text:p><text:span text:style-name="T2">Если </text:span><text:span text:style-name="T1">$where</text:span><text:span text:style-name="T2"> - массив, поиск и замена производится в каждом элементе этого массива, и возвращается также массив</text:span></text:p>
                <text:p><text:span text:style-name="T2">Если и </text:span><text:span text:style-name="T1">$search</text:span><text:span text:style-name="T2">, и </text:span><text:span text:style-name="T1">$replace</text:span><text:span text:style-name="T2"> - массивы, то <text:s/>используются все значения массива </text:span><text:span text:style-name="T1">$search</text:span><text:span text:style-name="T2"> и соответствующие значения массива </text:span><text:span text:style-name="T1">$replace</text:span><text:span text:style-name="T2"> для поиска и замены в </text:span><text:span text:style-name="T1">$where</text:span><text:span text:style-name="T2">. <text:s/>Если </text:span><text:span text:style-name="T1">$search</text:span><text:span text:style-name="T2"> - массив, а </text:span><text:span text:style-name="T1">$replace</text:span><text:span text:style-name="T2"> - строка, то </text:span><text:span text:style-name="T1">$replace</text:span><text:span text:style-name="T2"> будет использована как строка замены для каждого элемента массива </text:span><text:span text:style-name="T1">$search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10" draw:text-style-name="P1" draw:layer="layout" svg:width="25.199cm" svg:height="17.457cm" svg:x="1.4cm" svg:y="1.5cm" presentation:class="outline" presentation:user-transformed="true">
          <draw:text-box>
            <text:list text:style-name="L2">
              <text:list-header>
                <text:p><text:span text:style-name="T1">parse_str ( $str [, $arrX] )</text:span><text:span text:style-name="T2"> разбирает строку </text:span><text:span text:style-name="T1">$str</text:span><text:span text:style-name="T2">,которая должна иметь формат строки запроса URL и присваивает значения переменным, если не передан второй аргумент </text:span><text:span text:style-name="T1">$arrX</text:span><text:span text:style-name="T2">. В последнем случае значения будут сохранены в этой переменной как элементы массива</text:span></text:p>
                <text:p><text:span text:style-name="T1">strcmp($str1, $str2)</text:span><text:span text:style-name="T2"> - возвращает отрицательное число, если str1 меньше, чем str2; положительное число, если str1 больше, чем str2, и 0 если строки равны. <text:s/>Учитывает регистр</text:span></text:p>
                <text:p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11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<text:span text:style-name="T1">iconv ( "in_charset", "out_charset", $str )</text:span><text:span text:style-name="T2"> производит преобразование кодировки символов строки </text:span><text:span text:style-name="T1">$str</text:span><text:span text:style-name="T2"> из начальной кодировки </text:span><text:span text:style-name="T1">in_charset</text:span><text:span text:style-name="T2"> в конечную </text:span><text:span text:style-name="T1">out_charset</text:span><text:span text:style-name="T2">. Возвращает строку в новой кодировке, или FALSE в случае ошибки. </text:span></text:p>
                <text:p><text:span text:style-name="T2"/></text:p>
                <text:p><text:span text:style-name="T2">iconv("utf-8", "windows-1251", $strX);</text:span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5.199cm" svg:height="3.506cm" svg:x="1.4cm" svg:y="0.837cm" presentation:class="title">
          <draw:text-box>
            <text:p><text:span text:style-name="T1">РАБОТА С ИЗОБРАЖЕНИЯМИ</text:span></text:p>
          </draw:text-box>
        </draw:frame>
        <draw:frame presentation:style-name="pr13" draw:layer="layout" svg:width="25.199cm" svg:height="13.895cm" svg:x="1.4cm" svg:y="4.914cm" presentation:class="outline" presentation:user-transformed="true">
          <draw:text-box>
            <text:list text:style-name="L2">
              <text:list-header>
                <text:p>Для работы с изображениями существует специальная библиотека GD, которая обычно подключена по умолчанию.</text:p>
                <text:p>Формат изображений, с которыми можно работать, зависит от версии GD</text:p>
                <text:p>В первую очередь представляют интерес:</text:p>
                <text:p>JPEG (Joint Photographic Experts Group);</text:p>
                <text:p>PNG (Portable Network Graphics);</text:p>
                <text:p><text:s/>GIF (Graphics Interchange Format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5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Можно работать с готовыми изображениями, прочитанными из файлов (менять содержимое, выводить на экран, сохранять в файл, менять формат)</text:p>
                <text:p/>
                <text:p>Можно создавать новые и сохранять их в соответствующих форматах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6" draw:layer="layout" svg:width="25.199cm" svg:height="19.225cm" svg:x="1.4cm" svg:y="1cm" presentation:class="outline" presentation:user-transformed="true">
          <draw:text-box>
            <text:list text:style-name="L2">
              <text:list-header>
                <text:p>Основной принцип: для работы с графикой создается специальный объект (без вывода на экран), который соответствует прямоугольной области экрана определенной ширины и высоты.</text:p>
                <text:p>После создания с этим объектом можно производить раличные операции: менять размер, рисовать фигуры, выполнять заливку, выводить в изображение текст и т.д.</text:p>
                <text:p>Созданное изображение может быть выведено на экран или сохранено в файл в любом доступном формате независимо от того из какого формата оно создавалось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7" draw:layer="layout" svg:width="25.199cm" svg:height="17.427cm" svg:x="1.4cm" svg:y="1.5cm" presentation:class="outline" presentation:user-transformed="true">
          <draw:text-box>
            <text:list text:style-name="L2">
              <text:list-header>
                <text:p><text:span text:style-name="T1">imagecreatetruecolor ($width, $height)</text:span> <text:s/>создает пустое изображение шириной <text:span text:style-name="T1">$width</text:span> и высотой <text:span text:style-name="T1">$height</text:span></text:p>
                <text:p><text:span text:style-name="T1">imagecreatefromjpeg ($filename)</text:span><text:span text:style-name="T2"> </text:span></text:p>
                <text:p><text:span text:style-name="T1">imagecreatefromgif ($filename)</text:span><text:span text:style-name="T2"> </text:span></text:p>
                <text:p><text:span text:style-name="T1">imagecreatefrompng ($filename)</text:span><text:span text:style-name="T2"> </text:span></text:p>
                <text:p><text:span text:style-name="T2">создает изображение из файла, указанного в качестве параметра</text:span></text:p>
                <text:p><text:span text:style-name="T2"/></text:p>
                <text:p><text:span text:style-name="T2">$new_image=imagecreatetruecolor (400, 300);</text:span></text:p>
                <text:p><text:span text:style-name="T2">$new_image=imagecreatefromjpeg ('pic.jpg');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5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 text:style-name="P3"><text:span text:style-name="T1"/></text:p>
                <text:p><text:span text:style-name="T1">getimagesize ($filename) </text:span></text:p>
                <text:p>возвращает массив с информацией об изображении из файла <text:span text:style-name="T1">$filename</text:span></text:p>
                <text:p>Функции <text:span text:style-name="T1">imagesx($img)</text:span> и <text:span text:style-name="T1">imagesy($img)</text:span> возвращают ширину и высоту изображения (не из файла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5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1">imagecopy ($dst_image, $src_image, $dstX, $dstY, $srcX, $srcY, <text:s/>$srcWidth, $srcHeight)</text:span></text:p>
                <text:p><text:span text:style-name="T2">Копирует часть изображения </text:span><text:span text:style-name="T1">$src_image</text:span><text:span text:style-name="T2"> в </text:span><text:span text:style-name="T1">$dst_image</text:span><text:span text:style-name="T2">, начиная с x,y-координат </text:span><text:span text:style-name="T1">$srcX</text:span><text:span text:style-name="T2">, </text:span><text:span text:style-name="T1">$srcY</text:span><text:span text:style-name="T2">, с шириной </text:span><text:span text:style-name="T1">$srcWidth</text:span><text:span text:style-name="T2"> и высотой </text:span><text:span text:style-name="T1">$srcHeight</text:span><text:span text:style-name="T2">.</text:span></text:p>
                <text:p><text:span text:style-name="T2">Определённая таким образом часть исходного изображения будет скопирована в x,y-координаты </text:span><text:span text:style-name="T1">$dstX</text:span><text:span text:style-name="T2"> и </text:span><text:span text:style-name="T1">$dstY</text:span><text:span text:style-name="T2">.</text:span><text:span text:style-name="T1">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8" draw:layer="layout" svg:width="25.199cm" svg:height="18.225cm" svg:x="1.4cm" svg:y="1cm" presentation:class="outline" presentation:user-transformed="true">
          <draw:text-box>
            <text:list text:style-name="L2">
              <text:list-header>
                <text:p><text:span text:style-name="T1">imagecopyresized ($dst_image, $src_image, $dstX, $dstY, $srcX, $srcY, $dstWidth, $dstHeight, $srcWidth, $srcHeight) </text:span></text:p>
                <text:p>копирует прямоугольную часть изображения в другое изображение, интерполируя пикселные значения .Если ширина и высота источника и назначения различны, будет выполнено соответствующее растягивание и сжатие изображения. Координаты даны относительно верхнего левого угла.Эта функция может использоваться для копирования областей в пределах одного изображения, но если области перекрываются, результат непредсказуем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5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1">imagecopyresampled ($dst_image, $src_image, $dstX, $dstY, $srcX, $srcY, $dstWidth, $dstHeight, $srcWidth, $srcHeight) </text:span></text:p>
                <text:p><text:span text:style-name="T2">работает как и </text:span><text:span text:style-name="T1">imagecopyresized</text:span><text:span text:style-name="T2">, но с дополнительной обработкой</text:span></text:p>
                <text:p><text:span text:style-name="T2"/></text:p>
                <text:p><text:span text:style-name="T2">Обе функции могут быть использованы для масштабирования изображений при загрузке на сайт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9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<text:span text:style-name="T1">imagecopymerge ($dst_image, $src_image, $dstX, $dstY, $srcX, $srcY, <text:s/>$srcWidth, $srcHeight, $pct)</text:span></text:p>
                <text:p><text:span text:style-name="T2">работает как и </text:span><text:span text:style-name="T1">imagecopy</text:span><text:span text:style-name="T2">, но от значения параметра </text:span><text:span text:style-name="T1">$pct </text:span><text:span text:style-name="T2">(от 0 до 100) зависит степень смешивания пикселов: если 0, действие не выполняется; если 100, эта функция работает идентично </text:span><text:span text:style-name="T1">imagecop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9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<text:span text:style-name="T1">imagejpeg ($image [, $filename , $quality])</text:span></text:p>
                <text:p>создаёт JPEG-файл <text:span text:style-name="T1">$filename</text:span> из изображения <text:span text:style-name="T1">$image </text:span><text:span text:style-name="T2">с качеством <text:s/></text:span><text:span text:style-name="T1">$quality </text:span><text:span text:style-name="T2">(от 0 до 100)</text:span></text:p>
                <text:p><text:span text:style-name="T1">imagegif ($image [, $filename])</text:span></text:p>
                <text:p>создаёт GIF-файл <text:span text:style-name="T1">$filename</text:span> из изображения <text:span text:style-name="T1">$image</text:span></text:p>
                <text:p><text:span text:style-name="T1">imagepng ($image [, $filename])</text:span> </text:p>
                <text:p>создаёт PNG-файл <text:span text:style-name="T1">$filename</text:span> из изображения <text:span text:style-name="T1">$imag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20" draw:layer="layout" svg:width="25.199cm" svg:height="15.273cm" svg:x="1.4cm" svg:y="3.5cm" presentation:class="outline" presentation:user-transformed="true">
          <draw:text-box>
            <text:list text:style-name="L2">
              <text:list-header>
                <text:p><text:span text:style-name="T1">imagedestroy($image)</text:span> освобождает память, ассоциированную с изображением <text:span text:style-name="T1">$imag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21" draw:text-style-name="P4" draw:layer="layout" svg:width="25.199cm" svg:height="3.506cm" svg:x="1.4cm" svg:y="0.837cm" presentation:class="title">
          <draw:text-box>
            <text:p><text:span text:style-name="T3">РАБОТА С COOKIES</text:span></text:p>
          </draw:text-box>
        </draw:frame>
        <draw:frame presentation:style-name="pr22" draw:layer="layout" svg:width="25.199cm" svg:height="13.859cm" svg:x="1.4cm" svg:y="4.914cm" presentation:class="outline">
          <draw:text-box>
            <text:list text:style-name="L2">
              <text:list-header>
                <text:p>Браузеры позволяют сохранять небольшой объем информации в специальном текстовом файле на компьютере пользователя. Такая информация называется <text:span text:style-name="T1">cookies</text:span><text:span text:style-name="T2">.</text:span></text:p>
                <text:p><text:span text:style-name="T2">Через этот механизм рализуется запоминание пользователей, тематика посещенных страниц для контекстной рекламы и пр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9" draw:text-style-name="P1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<text:span text:style-name="T1">setcookie ($name [, $value , $time])</text:span></text:p>
                <text:p><text:span text:style-name="T2">устанавливает cookie с именем </text:span><text:span text:style-name="T1">$name</text:span><text:span text:style-name="T2">, значением </text:span><text:span text:style-name="T1">$value</text:span><text:span text:style-name="T2"> и сроком окончания действия </text:span><text:span text:style-name="T1">$time</text:span><text:span text:style-name="T2">.</text:span></text:p>
                <text:p><text:span text:style-name="T2">Если указан только первый параметр, соответствующая переменная удаляется. Если указаны два первых параметра, переменная будет удалена после закрытия браузера</text:span></text:p>
                <text:p><text:span text:style-name="T2">Установленные cookies доступны в массиве </text:span><text:span text:style-name="T1">$_COOKI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5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 text:style-name="P3"><text:span text:style-name="T1">ВАЖНО!</text:span></text:p>
                <text:p/>
                <text:p>Установка cookies должна быть произведена ДО любой процедуры вывода на экран.</text:p>
                <text:p/>
                <text:p>Даже пробел или перенос строки перед блоком php-кода приведет к ошибке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1" draw:text-style-name="P1" draw:layer="layout" svg:width="25.199cm" svg:height="3.506cm" svg:x="1.4cm" svg:y="0.837cm" presentation:class="title">
          <draw:text-box>
            <text:p><text:span text:style-name="T1">РАБОТА С СЕССИЯМИ</text:span></text:p>
          </draw:text-box>
        </draw:frame>
        <draw:frame presentation:style-name="pr22" draw:layer="layout" svg:width="25.199cm" svg:height="13.859cm" svg:x="1.4cm" svg:y="4.914cm" presentation:class="outline">
          <draw:text-box>
            <text:list text:style-name="L2">
              <text:list-header>
                <text:p>Поддержка сессий в PHP - это способ сохранения определённых данных в течение последовательно выполняемых доступов. </text:p>
                <text:p>Во время работы эти данные могут храниться в файле на сервере или в базе данных.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3" draw:layer="layout" svg:width="25.199cm" svg:height="18.273cm" svg:x="1.4cm" svg:y="0.5cm" presentation:class="outline" presentation:user-transformed="true">
          <draw:text-box>
            <text:list text:style-name="L2">
              <text:list-header>
                <text:p><text:span text:style-name="T1">session_start()</text:span> создаёт сессию (или продолжает текущую)</text:p>
                <text:p><text:span text:style-name="T1">session_destroy()</text:span> разрушает все данные, ассоциированные с текущей сессией.</text:p>
                <text:p><text:span text:style-name="T1">session_register ('name1' [, 'name2' ...])</text:span></text:p>
                <text:p><text:span text:style-name="T2">регистрирует в текущей сессии глобальные переменные сессии, если </text:span><text:span text:style-name="T1">session_start() </text:span><text:span text:style-name="T2">не была вызвана, неявно вызывает эту функцию</text:span></text:p>
                <text:p><text:span text:style-name="T2">значения этих переменных доступны и могут изменяться в массиве </text:span><text:span text:style-name="T1">$_SESSI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1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5" draw:text-style-name="P6" draw:layer="layout" svg:width="26.6cm" svg:height="17.773cm" svg:x="0.5cm" svg:y="1cm" presentation:class="outline" presentation:user-transformed="true">
          <draw:text-box>
            <text:list text:style-name="L2">
              <text:list-header>
                <text:p><text:span text:style-name="T4">При запуске сессии на компьютер пользователя устанавливается cookies с именем PHPSESSID и значением вида db711b560810e7f90d67a4c8e6a873af.</text:span></text:p>
                <text:p><text:span text:style-name="T4">В служебной папке на сервере создается временный файл с именем sess_db711b560810e7f90d67a4c8e6a873af.</text:span></text:p>
                <text:p><text:span text:style-name="T4">Если прием cookies отключен в настройках браузера, то к любой ссылке будет добавлена следующая строка:</text:span></text:p>
                <text:p><text:span text:style-name="T4">PHPSESSID=db711b560810e7f90d67a4c8e6a873af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1T1">
        <office:forms form:automatic-focus="false" form:apply-design-mode="false"/>
        <draw:frame presentation:style-name="pr24" draw:text-style-name="P1" draw:layer="layout" svg:width="25.199cm" svg:height="2.163cm" svg:x="1.4cm" svg:y="0.837cm" presentation:class="title" presentation:user-transformed="true">
          <draw:text-box>
            <text:p><text:span text:style-name="T1">ФУНКЦИИ</text:span></text:p>
          </draw:text-box>
        </draw:frame>
        <draw:frame presentation:style-name="pr25" draw:layer="layout" svg:width="25.199cm" svg:height="16.921cm" svg:x="1.4cm" svg:y="3cm" presentation:class="outline" presentation:user-transformed="true">
          <draw:text-box>
            <text:list text:style-name="L2">
              <text:list-header>
                <text:p>function &lt;Имя функции&gt; ([&lt;Параметры&gt;]) </text:p>
                <text:p>{</text:p>
                <text:p><text:s text:c="6"/>&lt;Тело функции&gt;</text:p>
                <text:p><text:s text:c="6"/>[return &lt;Значение&gt;]</text:p>
                <text:p>}</text:p>
                <text:p>в квадратных скобках - необязательные параметры</text:p>
                <text:p>Функция должна иметь уникальное имя. Имя функции может содержать только буквы, цифры и символ подчеркивания и не может начинаться с цифры. Не зависит от регистра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1T1">
        <office:forms form:automatic-focus="false" form:apply-design-mode="false"/>
        <draw:frame presentation:style-name="pr26" draw:layer="layout" svg:width="25.199cm" svg:height="18.455cm" svg:x="1.4cm" svg:y="1cm" presentation:class="outline" presentation:user-transformed="true">
          <draw:text-box>
            <text:list text:style-name="L2">
              <text:list-header>
                <text:p>Функция может иметь несколько параметров или не иметь их совсем, а также может иметь значения параметров, заданные по умолчанию.</text:p>
                <text:p/>
                <text:p>Фукнция может возвращать значение или просто выполнять некоторые действия</text:p>
                <text:p/>
                <text:p>Обычно описания функций принято располагать в начале файла или в отдельном файле. Но, вообще говоря, функции могут располагаться в любом месте файла даже после <text:s/>вызова функции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1T1">
        <office:forms form:automatic-focus="false" form:apply-design-mode="false"/>
        <draw:frame presentation:style-name="pr11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Функции в PHP поддерживают рекурсивный вызов.</text:p>
                <text:p/>
                <text:p>function factorial($x) </text:p>
                <text:p>{</text:p>
                <text:p><text:s text:c="6"/>if ($x == 0 || $x == 1) </text:p>
                <text:p><text:s text:c="9"/>return 1;</text:p>
                <text:p><text:s text:c="5"/>else </text:p>
                <text:p><text:s text:c="8"/>return ($x * factorial($x - 1));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18.686cm" svg:x="1.5cm" svg:y="1cm" presentation:class="outline" presentation:user-transformed="true">
          <draw:text-box>
            <text:list text:style-name="L2">
              <text:list-header>
                <text:p>Для подключения функций из других файлов используются операторы <text:span text:style-name="T1">require</text:span> и <text:span text:style-name="T1">include</text:span></text:p>
                <text:p><text:span text:style-name="T1">require('file.php');</text:span></text:p>
                <text:p><text:span text:style-name="T1">include('file.php');</text:span></text:p>
                <text:p><text:span text:style-name="T1">require </text:span><text:span text:style-name="T2"><text:s/>включает файлы в сценарий </text:span><text:span text:style-name="T1">до</text:span><text:span text:style-name="T2"> выполнения сценария</text:span></text:p>
                <text:p><text:span text:style-name="T1">include </text:span><text:span text:style-name="T2"><text:s/>включает файлы в сценарий </text:span><text:span text:style-name="T1">во время</text:span><text:span text:style-name="T2"> выполнения сценария.</text:span></text:p>
                <text:p><text:span text:style-name="T2">включаемые файлы могут и не содержать php-код</text:span></text:p>
                <text:p><text:span text:style-name="T2"/></text:p>
                <text:p><text:span text:style-name="T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 presentation:presentation-page-layout-name="AL1T1">
        <office:forms form:automatic-focus="false" form:apply-design-mode="false"/>
        <draw:frame presentation:style-name="pr11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Операторы <text:span text:style-name="T1">require_once</text:span> и <text:span text:style-name="T1">include_once</text:span><text:span text:style-name="T2"> работают точно так же как </text:span><text:span text:style-name="T1">require</text:span><text:span text:style-name="T2"> и </text:span><text:span text:style-name="T1">include</text:span><text:span text:style-name="T2">, но перед включением файла интерпретатор проверяет, включен ли указанный файл ранее или нет. Если да, то файл не будет включен вновь.</text:span></text:p>
                <text:p><text:span text:style-name="T2">Часто применяются в больших проектах, где сложно отследить случайное повторное включение, которое может привести к ошибке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4H50M56S</meta:editing-duration>
    <meta:editing-cycles>95</meta:editing-cycles>
    <meta:generator>OpenOffice/4.1.7$Win32 OpenOffice.org_project/417m1$Build-9800</meta:generator>
    <dc:date>2020-03-12T18:44:11.53</dc:date>
    <dc:creator>Pooh VVS</dc:creator>
    <meta:document-statistic meta:object-count="133"/>
  </office:meta>
</office:document-meta>
</file>